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R</mi>
      <mi>e</mi>
      <mrow>
        <mspace width="2em"/>
        <mo stretchy="false">=</mo>
        <mspace width="2em"/>
      </mrow>
      <mfrac>
        <mrow>
          <mi mathvariant="normal">ρ</mi>
          <mspace width="0.5em"/>
          <mi>v</mi>
          <mspace width="0.5em"/>
          <mi>d</mi>
        </mrow>
        <mi mathvariant="normal">η</mi>
      </mfrac>
    </mrow>
    <annotation encoding="StarMath 5.0">R e ~=~ {%irho ` v ` d} over %iet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10:47:45.563000000</meta:creation-date>
    <meta:generator>LibreOffice/4.3.4.1$Windows_x86 LibreOffice_project/bc356b2f991740509f321d70e4512a6a54c5f243</meta:generator>
  </office:meta>
</office:document-meta>
</file>